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095" officeooo:paragraph-rsid="0005e0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ste codigo</text:p>
      <text:p text:style-name="Standard"/>
      <text:p text:style-name="Standard">cat ~/.ssh/id_ed25519.pub</text:p>
      <text:p text:style-name="Standard"/>
      <text:p text:style-name="P1">me devolvio esto</text:p>
      <text:p text:style-name="P1"/>
      <text:p text:style-name="Standard"/>
      <text:p text:style-name="Standard">ssh-ed25519 AAAAC3NzaC1lZDI1NTE5AAAAIOa2pX6IaV4kmXhAX3g3aHaWKaJc+qZDNLhILr8Slc0j <text:a xlink:type="simple" xlink:href="mailto:daniortiz0714@gmail.com" text:style-name="Internet_20_link" text:visited-style-name="Visited_20_Internet_20_Link">daniortiz0714@gmail.com</text:a></text:p>
      <text:p text:style-name="Standard"/>
      <text:p text:style-name="P1">ahora que hago?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3:13:15.175389493</meta:creation-date>
    <dc:date>2023-05-08T23:23:00.457816913</dc:date>
    <meta:editing-duration>PT9M45S</meta:editing-duration>
    <meta:editing-cycles>1</meta:editing-cycles>
    <meta:document-statistic meta:table-count="0" meta:image-count="0" meta:object-count="0" meta:page-count="1" meta:paragraph-count="5" meta:word-count="13" meta:character-count="172" meta:non-whitespace-character-count="163"/>
    <meta:generator>LibreOffice/7.3.7.2$Linux_X86_64 LibreOffice_project/30$Build-2</meta:generator>
  </office:meta>
</office:document-meta>
</file>